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EGOCIOS ETHEL S.R.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381570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80824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EGAS CANGO, LIDA ESPERANZ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164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2 - Trans. Aer. Caja con Ave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8</text:p>
          </table:table-cell>
          <table:table-cell table:style-name="Tableau1.D2" office:value-type="string">
            <text:p text:style-name="P13">30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7:46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